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tyles.xml"/>
  <manifest:file-entry manifest:media-type="image/png" manifest:full-path="Pictures/100000000000001400000024BAE039AB.png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svg:stroke-width="0.025cm" draw:marker-start="Arrowheads_20_1" draw:marker-start-width="0.313cm" draw:marker-end="Arrowheads_20_1" draw:marker-end-width="0.313cm" draw:fill="non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draw:stroke="solid" svg:stroke-width="0.025cm" draw:marker-start="" draw:marker-start-width="0.313cm" draw:marker-end="" draw:marker-end-width="0.313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Ultrafine_20_Dashed" svg:stroke-width="0.025cm" draw:marker-start="" draw:marker-start-width="0.313cm" draw:marker-end="" draw:marker-end-width="0.313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solid" svg:stroke-width="0.025cm" svg:stroke-color="#000000" draw:marker-start="" draw:marker-start-width="0.313cm" draw:marker-end="" draw:marker-end-width="0.313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width="0.025cm" draw:marker-start-width="0.237cm" draw:marker-end-width="0.23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25cm" draw:marker-start-width="0.313cm" draw:marker-end-width="0.31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line draw:style-name="gr1" draw:text-style-name="P1" draw:layer="layout" svg:x1="1.894cm" svg:y1="2.143cm" svg:x2="1.894cm" svg:y2="4.81cm">
          <text:p/>
        </draw:line>
        <draw:line draw:style-name="gr1" draw:text-style-name="P1" draw:layer="layout" svg:x1="4.434cm" svg:y1="2.143cm" svg:x2="4.434cm" svg:y2="4.81cm">
          <text:p/>
        </draw:line>
        <draw:line draw:style-name="gr2" draw:text-style-name="P1" draw:layer="layout" svg:x1="1.894cm" svg:y1="2.276cm" svg:x2="4.434cm" svg:y2="2.276cm">
          <text:p/>
        </draw:line>
        <draw:line draw:style-name="gr1" draw:text-style-name="P1" draw:layer="layout" svg:x1="4.434cm" svg:y1="2.143cm" svg:x2="4.434cm" svg:y2="4.81cm">
          <text:p/>
        </draw:line>
        <draw:line draw:style-name="gr1" draw:text-style-name="P1" draw:layer="layout" svg:x1="1.894cm" svg:y1="2.143cm" svg:x2="1.894cm" svg:y2="4.81cm">
          <text:p/>
        </draw:line>
        <draw:line draw:style-name="gr1" draw:text-style-name="P1" draw:layer="layout" svg:x1="4.434cm" svg:y1="2.143cm" svg:x2="4.434cm" svg:y2="4.81cm">
          <text:p/>
        </draw:line>
        <draw:line draw:style-name="gr2" draw:text-style-name="P1" draw:layer="layout" svg:x1="1.894cm" svg:y1="2.276cm" svg:x2="4.434cm" svg:y2="2.276cm">
          <text:p/>
        </draw:line>
        <draw:line draw:style-name="gr1" draw:text-style-name="P1" draw:layer="layout" svg:x1="4.434cm" svg:y1="2.143cm" svg:x2="4.434cm" svg:y2="4.81cm">
          <text:p/>
        </draw:line>
        <draw:line draw:style-name="gr1" draw:text-style-name="P1" draw:layer="layout" svg:x1="1.894cm" svg:y1="2.144cm" svg:x2="1.894cm" svg:y2="4.811cm">
          <text:p/>
        </draw:line>
        <draw:line draw:style-name="gr1" draw:text-style-name="P1" draw:layer="layout" svg:x1="4.434cm" svg:y1="2.144cm" svg:x2="4.434cm" svg:y2="4.811cm">
          <text:p/>
        </draw:line>
        <draw:line draw:style-name="gr2" draw:text-style-name="P1" draw:layer="layout" svg:x1="1.894cm" svg:y1="2.277cm" svg:x2="4.434cm" svg:y2="2.277cm">
          <text:p/>
        </draw:line>
        <draw:line draw:style-name="gr1" draw:text-style-name="P1" draw:layer="layout" svg:x1="4.434cm" svg:y1="2.144cm" svg:x2="4.434cm" svg:y2="4.811cm">
          <text:p/>
        </draw:line>
        <draw:line draw:style-name="gr1" draw:text-style-name="P1" draw:layer="layout" svg:x1="1.894cm" svg:y1="2.144cm" svg:x2="1.894cm" svg:y2="4.811cm">
          <text:p/>
        </draw:line>
        <draw:line draw:style-name="gr1" draw:text-style-name="P1" draw:layer="layout" svg:x1="4.434cm" svg:y1="2.144cm" svg:x2="4.434cm" svg:y2="4.811cm">
          <text:p/>
        </draw:line>
        <draw:line draw:style-name="gr2" draw:text-style-name="P1" draw:layer="layout" svg:x1="1.894cm" svg:y1="2.277cm" svg:x2="4.434cm" svg:y2="2.277cm">
          <text:p/>
        </draw:line>
        <draw:line draw:style-name="gr1" draw:text-style-name="P1" draw:layer="layout" svg:x1="4.434cm" svg:y1="2.144cm" svg:x2="4.434cm" svg:y2="4.811cm">
          <text:p/>
        </draw:line>
        <draw:line draw:style-name="gr2" draw:text-style-name="P1" draw:layer="layout" svg:x1="1.894cm" svg:y1="4.683cm" svg:x2="4.434cm" svg:y2="4.683cm">
          <text:p/>
        </draw:line>
        <draw:line draw:style-name="gr3" draw:text-style-name="P1" draw:layer="layout" svg:x1="1.132cm" svg:y1="3.794cm" svg:x2="5.196cm" svg:y2="3.794cm">
          <text:p/>
        </draw:line>
        <draw:line draw:style-name="gr3" draw:text-style-name="P1" draw:layer="layout" svg:x1="2.788cm" svg:y1="1.381cm" svg:x2="2.783cm" svg:y2="5.445cm">
          <text:p/>
        </draw:line>
        <draw:line draw:style-name="gr3" draw:text-style-name="P1" draw:layer="layout" svg:x1="3.55cm" svg:y1="1.381cm" svg:x2="3.545cm" svg:y2="5.445cm">
          <text:p/>
        </draw:line>
        <draw:line draw:style-name="gr3" draw:text-style-name="P1" draw:layer="layout" svg:x1="1.137cm" svg:y1="1.381cm" svg:x2="1.132cm" svg:y2="5.445cm">
          <text:p/>
        </draw:line>
        <draw:line draw:style-name="gr3" draw:text-style-name="P1" draw:layer="layout" svg:x1="5.197cm" svg:y1="1.381cm" svg:x2="5.192cm" svg:y2="5.445cm">
          <text:p/>
        </draw:line>
        <draw:line draw:style-name="gr3" draw:text-style-name="P1" draw:layer="layout" svg:x1="1.132cm" svg:y1="1.381cm" svg:x2="5.196cm" svg:y2="1.381cm">
          <text:p/>
        </draw:line>
        <draw:line draw:style-name="gr3" draw:text-style-name="P1" draw:layer="layout" svg:x1="1.132cm" svg:y1="5.445cm" svg:x2="5.196cm" svg:y2="5.445cm">
          <text:p/>
        </draw:line>
        <draw:frame draw:style-name="gr4" draw:layer="layout" svg:width="0.544cm" svg:height="0.53cm" svg:x="1.229cm" svg:y="1.4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1" draw:layer="layout" svg:x1="1.132cm" svg:y1="3.159cm" svg:x2="5.196cm" svg:y2="3.159cm">
          <text:p/>
        </draw:line>
        <draw:custom-shape draw:style-name="gr5" draw:text-style-name="P1" draw:layer="layout" svg:width="0.254cm" svg:height="0.889cm" svg:x="0.751cm" svg:y="2.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draw:layer="layout" svg:width="0.254cm" svg:height="0.89cm" draw:transform="rotate (-1.57585778162568) translate (2.784cm 1.0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0.544cm" svg:height="0.53cm" svg:x="2.874cm" svg:y="1.3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544cm" svg:height="0.53cm" svg:x="4.652cm" svg:y="1.3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0.544cm" svg:height="0.53cm" svg:x="1.223cm" svg:y="3.15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544cm" svg:height="0.53cm" svg:x="2.874cm" svg:y="3.15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0.544cm" svg:height="0.53cm" svg:x="4.688cm" svg:y="3.15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544cm" svg:height="0.53cm" svg:x="1.132cm" svg:y="4.91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0.544cm" svg:height="0.53cm" svg:x="2.874cm" svg:y="4.91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0.544cm" svg:height="0.53cm" svg:x="4.652cm" svg:y="4.91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639cm" svg:height="1.003cm" svg:x="0.111cm" svg:y="2.15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text-style-name="P1" draw:layer="layout" svg:width="0.163cm" svg:height="0.338cm" svg:x="0.472cm" svg:y="2.202cm">
          <draw:image xlink:href="Pictures/100000000000001400000024BAE039AB.png" xlink:type="simple" xlink:show="embed" xlink:actuate="onLoad">
            <text:p/>
          </draw:image>
        </draw:frame>
        <draw:frame draw:style-name="gr4" draw:layer="layout" svg:width="0.639cm" svg:height="1.003cm" svg:x="2.016cm" svg:y="-0.01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1" draw:layer="layout" svg:width="0.163cm" svg:height="0.338cm" svg:x="2.377cm" svg:y="0.043cm">
          <draw:image xlink:href="Pictures/100000000000001400000024BAE039AB.pn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33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Miller</meta:initial-creator>
    <meta:creation-date>2012-03-14T10:34:07</meta:creation-date>
    <dc:date>2012-03-29T16:05:40</dc:date>
    <dc:creator>Bob Miller</dc:creator>
    <meta:editing-duration>P6DT5H12M36S</meta:editing-duration>
    <meta:editing-cycles>4</meta:editing-cycles>
    <meta:generator>LibreOffice/3.4$Unix LibreOffice_project/340m1$Build-302</meta:generator>
    <meta:document-statistic meta:object-count="40"/>
  </office:meta>
</office:document-meta>
</file>

<file path=Object 1/content.xml><?xml version="1.0" encoding="utf-8"?>
<math xmlns="http://www.w3.org/1998/Math/MathML">
  <semantics>
    <mrow>
      <msub>
        <mi>r</mi>
        <mn>0</mn>
      </msub>
    </mrow>
    <annotation encoding="StarMath 5.0">r_0

</annotation>
  </semantics>
</math>
</file>

<file path=Object 10/content.xml><?xml version="1.0" encoding="utf-8"?>
<math xmlns="http://www.w3.org/1998/Math/MathML">
  <semantics>
    <mrow>
      <mfrac>
        <mrow>
          <mi mathvariant="italic">kl</mi>
        </mrow>
        <mrow>
          <mn>2</mn>
        </mrow>
      </mfrac>
    </mrow>
    <annotation encoding="StarMath 5.0">{kl} over {2} </annotation>
  </semantics>
</math>
</file>

<file path=Object 12/content.xml><?xml version="1.0" encoding="utf-8"?>
<math xmlns="http://www.w3.org/1998/Math/MathML">
  <semantics>
    <mrow>
      <mfrac>
        <mrow>
          <mi mathvariant="italic">kl</mi>
        </mrow>
        <mrow>
          <mn>2</mn>
        </mrow>
      </mfrac>
    </mrow>
    <annotation encoding="StarMath 5.0">{kl} over {2} </annotation>
  </semantics>
</math>
</file>

<file path=Object 2/content.xml><?xml version="1.0" encoding="utf-8"?>
<math xmlns="http://www.w3.org/1998/Math/MathML">
  <semantics>
    <mrow>
      <msub>
        <mi>r</mi>
        <mn>1</mn>
      </msub>
    </mrow>
    <annotation encoding="StarMath 5.0">r_1

</annotation>
  </semantics>
</math>
</file>

<file path=Object 3/content.xml><?xml version="1.0" encoding="utf-8"?>
<math xmlns="http://www.w3.org/1998/Math/MathML">
  <semantics>
    <mrow>
      <msub>
        <mi>r</mi>
        <mn>2</mn>
      </msub>
    </mrow>
    <annotation encoding="StarMath 5.0">r_2

</annotation>
  </semantics>
</math>
</file>

<file path=Object 4/content.xml><?xml version="1.0" encoding="utf-8"?>
<math xmlns="http://www.w3.org/1998/Math/MathML">
  <semantics>
    <mrow>
      <msub>
        <mi>r</mi>
        <mn>3</mn>
      </msub>
    </mrow>
    <annotation encoding="StarMath 5.0">r_3

</annotation>
  </semantics>
</math>
</file>

<file path=Object 5/content.xml><?xml version="1.0" encoding="utf-8"?>
<math xmlns="http://www.w3.org/1998/Math/MathML">
  <semantics>
    <mrow>
      <msub>
        <mi>r</mi>
        <mn>4</mn>
      </msub>
    </mrow>
    <annotation encoding="StarMath 5.0">r_4

</annotation>
  </semantics>
</math>
</file>

<file path=Object 6/content.xml><?xml version="1.0" encoding="utf-8"?>
<math xmlns="http://www.w3.org/1998/Math/MathML">
  <semantics>
    <mrow>
      <msub>
        <mi>r</mi>
        <mn>5</mn>
      </msub>
    </mrow>
    <annotation encoding="StarMath 5.0">r_5

</annotation>
  </semantics>
</math>
</file>

<file path=Object 7/content.xml><?xml version="1.0" encoding="utf-8"?>
<math xmlns="http://www.w3.org/1998/Math/MathML">
  <semantics>
    <mrow>
      <msub>
        <mi>r</mi>
        <mn>6</mn>
      </msub>
    </mrow>
    <annotation encoding="StarMath 5.0">r_6

</annotation>
  </semantics>
</math>
</file>

<file path=Object 8/content.xml><?xml version="1.0" encoding="utf-8"?>
<math xmlns="http://www.w3.org/1998/Math/MathML">
  <semantics>
    <mrow>
      <msub>
        <mi>r</mi>
        <mn>7</mn>
      </msub>
    </mrow>
    <annotation encoding="StarMath 5.0">r_7

</annotation>
  </semantics>
</math>
</file>

<file path=Object 9/content.xml><?xml version="1.0" encoding="utf-8"?>
<math xmlns="http://www.w3.org/1998/Math/MathML">
  <semantics>
    <mrow>
      <msub>
        <mi>r</mi>
        <mn>8</mn>
      </msub>
    </mrow>
    <annotation encoding="StarMath 5.0">r_8

</annotation>
  </semantics>
</math>
</file>